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300000094E634982C.png" manifest:media-type="image/png"/>
  <manifest:file-entry manifest:full-path="Pictures/10000201000000AB000000898F0D2AE2.png" manifest:media-type="image/png"/>
  <manifest:file-entry manifest:full-path="Pictures/100002010000010300000094226421F3.png" manifest:media-type="image/png"/>
  <manifest:file-entry manifest:full-path="Pictures/100002010000008200000082242D2AB1.png" manifest:media-type="image/png"/>
  <manifest:file-entry manifest:full-path="Pictures/1000020100000082000000822CB8081C.png" manifest:media-type="image/png"/>
  <manifest:file-entry manifest:full-path="Pictures/100002010000008200000082AA0DF8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cm" svg:stroke-color="#3465a4" draw:marker-end="Arrow" draw:marker-end-width="0.9cm" draw:fill="none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svg:stroke-width="0.3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objectwithoutfill">
      <style:graphic-properties draw:stroke="dash" draw:stroke-dash="Fine_20_Dotted" svg:stroke-width="0.2cm" svg:stroke-color="#3333ff" draw:marker-start="Arrow" draw:marker-start-width="0.75cm" draw:marker-end="Arrow" draw:marker-end-width="0.7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971cm" svg:height="4.318cm" draw:transform="rotate (1.5707963267949) translate (13.573cm 3.225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frame draw:style-name="gr2" draw:text-style-name="P1" xml:id="id2" draw:id="id2" draw:layer="layout" svg:width="3.019cm" svg:height="3.019cm" svg:x="14.21cm" svg:y="5.231cm">
          <draw:image xlink:href="../../../../Applications/LibreOffice.app/Contents/MacOS/../share/gallery/symbols/Icon-Network01-Blue.svg" xlink:type="simple" xlink:show="embed" xlink:actuate="onLoad">
            <text:p text:style-name="P1"/>
          </draw:image>
          <draw:image xlink:href="Pictures/100002010000008200000082AA0DF800.png" xlink:type="simple" xlink:show="embed" xlink:actuate="onLoad"/>
        </draw:frame>
        <draw:frame draw:style-name="gr3" draw:text-style-name="P1" xml:id="id4" draw:id="id4" draw:layer="layout" svg:width="1.391cm" svg:height="3.048cm" draw:transform="rotate (1.5707963267949) translate (14.281cm 15.798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frame draw:style-name="gr4" draw:text-style-name="P1" xml:id="id5" draw:id="id5" draw:layer="layout" svg:width="3.019cm" svg:height="3.019cm" svg:x="20cm" svg:y="14.715cm">
          <draw:image xlink:href="../../../../Applications/LibreOffice.app/Contents/MacOS/../share/gallery/symbols/Icon-Computer01-White.svg" xlink:type="simple" xlink:show="embed" xlink:actuate="onLoad">
            <text:p/>
          </draw:image>
          <draw:image xlink:href="Pictures/1000020100000082000000822CB8081C.png" xlink:type="simple" xlink:show="embed" xlink:actuate="onLoad"/>
        </draw:frame>
        <draw:frame draw:style-name="gr4" draw:text-style-name="P1" xml:id="id3" draw:id="id3" draw:layer="layout" svg:width="2.791cm" svg:height="2.298cm" svg:x="14.381cm" svg:y="10.366cm">
          <draw:image xlink:href="../../../../Applications/LibreOffice.app/Contents/MacOS/../share/gallery/computers/WirelessAccessPoint.png" xlink:type="simple" xlink:show="embed" xlink:actuate="onLoad">
            <text:p/>
          </draw:image>
        </draw:frame>
        <draw:frame draw:style-name="gr4" draw:text-style-name="P1" xml:id="id6" draw:id="id6" draw:layer="layout" svg:width="3.019cm" svg:height="3.019cm" svg:x="8.516cm" svg:y="14.661cm">
          <draw:image xlink:href="../../../../Applications/LibreOffice.app/Contents/MacOS/../share/gallery/symbols/Icon-Computer01-White.svg" xlink:type="simple" xlink:show="embed" xlink:actuate="onLoad">
            <text:p/>
          </draw:image>
          <draw:image xlink:href="Pictures/1000020100000082000000822CB8081C.png" xlink:type="simple" xlink:show="embed" xlink:actuate="onLoad"/>
        </draw:frame>
        <draw:frame draw:style-name="gr4" draw:text-style-name="P1" xml:id="id7" draw:id="id7" draw:layer="layout" svg:width="3.019cm" svg:height="3.019cm" svg:x="14.335cm" svg:y="17.339cm">
          <draw:image xlink:href="../../../../Applications/LibreOffice.app/Contents/MacOS/../share/gallery/symbols/Icon-Computer02-Black.svg" xlink:type="simple" xlink:show="embed" xlink:actuate="onLoad">
            <text:p/>
          </draw:image>
          <draw:image xlink:href="Pictures/100002010000008200000082242D2AB1.png" xlink:type="simple" xlink:show="embed" xlink:actuate="onLoad"/>
        </draw:frame>
        <draw:connector draw:style-name="gr5" draw:text-style-name="P1" draw:layer="layout" draw:type="lines" svg:x1="15.732cm" svg:y1="3.225cm" svg:x2="15.719cm" svg:y2="5.231cm" draw:start-shape="id1" draw:start-glue-point="3" draw:end-shape="id2" svg:d="M15732 3225v500l-13 1006v500" svg:viewBox="0 0 14 2007">
          <text:p/>
        </draw:connector>
        <draw:connector draw:style-name="gr5" draw:text-style-name="P1" draw:layer="layout" draw:type="lines" svg:x1="15.719cm" svg:y1="8.25cm" svg:x2="15.776cm" svg:y2="10.366cm" draw:start-shape="id2" draw:start-glue-point="2" draw:end-shape="id3" draw:end-glue-point="0" svg:d="M15719 8250v500l57 1116v500" svg:viewBox="0 0 58 2117">
          <text:p/>
        </draw:connector>
        <draw:connector draw:style-name="gr5" draw:text-style-name="P1" draw:layer="layout" draw:type="lines" svg:x1="15.776cm" svg:y1="12.664cm" svg:x2="15.805cm" svg:y2="14.407cm" draw:start-shape="id3" draw:end-shape="id4" draw:end-glue-point="1" svg:d="M15776 12664v500l29 743v500" svg:viewBox="0 0 30 1744">
          <text:p/>
        </draw:connector>
        <draw:connector draw:style-name="gr5" draw:text-style-name="P1" draw:layer="layout" draw:type="lines" svg:x1="17.329cm" svg:y1="15.103cm" svg:x2="20cm" svg:y2="16.224cm" draw:start-shape="id4" draw:start-glue-point="2" draw:end-shape="id5" draw:end-glue-point="3" svg:d="M17329 15103h500l1671 1121h500" svg:viewBox="0 0 2672 1122">
          <text:p/>
        </draw:connector>
        <draw:connector draw:style-name="gr5" draw:text-style-name="P1" draw:layer="layout" draw:type="lines" svg:x1="14.281cm" svg:y1="15.103cm" svg:x2="11.535cm" svg:y2="16.17cm" draw:start-shape="id4" draw:start-glue-point="0" draw:end-shape="id6" draw:end-glue-point="1" svg:d="M14281 15103h-500l-1746 1067h-500" svg:viewBox="0 0 2747 1068">
          <text:p/>
        </draw:connector>
        <draw:connector draw:style-name="gr5" draw:text-style-name="P1" draw:layer="layout" draw:type="lines" svg:x1="15.805cm" svg:y1="15.798cm" svg:x2="15.844cm" svg:y2="17.339cm" draw:start-shape="id4" draw:start-glue-point="3" draw:end-shape="id7" svg:d="M15805 15798v500l39 541v500" svg:viewBox="0 0 40 1542">
          <text:p/>
        </draw:connector>
        <draw:custom-shape draw:style-name="gr6" draw:text-style-name="P1" draw:layer="layout" svg:width="16.637cm" svg:height="9.221cm" svg:x="7.477cm" svg:y="10.7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64cm" svg:height="2.032cm" svg:x="18.018cm" svg:y="1.254cm">
          <draw:image xlink:href="../../../../Applications/LibreOffice.app/Contents/MacOS/../share/gallery/txtshapes/Rectangle06-Striped-Blue.svg" xlink:type="simple" xlink:show="embed" xlink:actuate="onLoad">
            <text:p text:style-name="P2"><text:span text:style-name="T1">HQ</text:span></text:p>
            <text:p text:style-name="P2"><text:span text:style-name="T1">SERVER</text:span></text:p>
          </draw:image>
          <draw:image xlink:href="Pictures/100002010000010300000094226421F3.png" xlink:type="simple" xlink:show="embed" xlink:actuate="onLoad"/>
        </draw:frame>
        <draw:frame draw:style-name="gr2" draw:text-style-name="P2" draw:layer="layout" svg:width="3.056cm" svg:height="1.524cm" svg:x="17.121cm" svg:y="13.319cm">
          <draw:image xlink:href="../../../../Applications/LibreOffice.app/Contents/MacOS/../share/gallery/txtshapes/Rectangle06-Striped-Blue.svg" xlink:type="simple" xlink:show="embed" xlink:actuate="onLoad">
            <text:p text:style-name="P2"><text:span text:style-name="T1">NODE</text:span></text:p>
          </draw:image>
          <draw:image xlink:href="Pictures/100002010000010300000094226421F3.png" xlink:type="simple" xlink:show="embed" xlink:actuate="onLoad"/>
        </draw:frame>
        <draw:frame draw:style-name="gr2" draw:text-style-name="P1" draw:layer="layout" svg:width="4.191cm" svg:height="1.574cm" svg:x="16.875cm" svg:y="5.976cm">
          <draw:image xlink:href="../../../../Applications/LibreOffice.app/Contents/MacOS/../share/gallery/txtshapes/Rectangle09-Striped-Orange.svg" xlink:type="simple" xlink:show="embed" xlink:actuate="onLoad">
            <text:p text:style-name="P1">INTERNET</text:p>
          </draw:image>
          <draw:image xlink:href="Pictures/100002010000010300000094E634982C.png" xlink:type="simple" xlink:show="embed" xlink:actuate="onLoad"/>
        </draw:frame>
      </draw:page>
      <draw:page draw:name="page2" draw:style-name="dp1" draw:master-page-name="Default">
        <draw:frame draw:style-name="gr1" draw:text-style-name="P1" xml:id="id8" draw:id="id8" draw:layer="layout" svg:width="1.971cm" svg:height="4.318cm" draw:transform="rotate (1.5707963267949) translate (12.573cm 12.725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frame draw:style-name="gr3" draw:text-style-name="P1" xml:id="id9" draw:id="id9" draw:layer="layout" svg:width="1.391cm" svg:height="3.048cm" draw:transform="rotate (1.5707963267949) translate (13.281cm 19.298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connector draw:style-name="gr5" draw:text-style-name="P1" draw:layer="layout" draw:type="lines" svg:x1="14.732cm" svg:y1="12.725cm" svg:x2="14.805cm" svg:y2="17.907cm" draw:start-shape="id8" draw:start-glue-point="3" draw:end-shape="id9" draw:end-glue-point="1" svg:d="M14732 12725v500l73 4182v500" svg:viewBox="0 0 74 5183">
          <text:p/>
        </draw:connector>
        <draw:frame draw:style-name="gr2" draw:text-style-name="P3" draw:layer="layout" svg:width="3.564cm" svg:height="2.032cm" svg:x="15.818cm" svg:y="11.754cm">
          <draw:image xlink:href="../../../../Applications/LibreOffice.app/Contents/MacOS/../share/gallery/txtshapes/Rectangle06-Striped-Blue.svg" xlink:type="simple" xlink:show="embed" xlink:actuate="onLoad">
            <text:p text:style-name="P3"><text:span text:style-name="T1">HQ</text:span></text:p>
            <text:p text:style-name="P3"><text:span text:style-name="T1">SERVER</text:span></text:p>
          </draw:image>
          <draw:image xlink:href="Pictures/100002010000010300000094226421F3.png" xlink:type="simple" xlink:show="embed" xlink:actuate="onLoad"/>
        </draw:frame>
        <draw:frame draw:style-name="gr2" draw:text-style-name="P3" draw:layer="layout" svg:width="3.056cm" svg:height="1.524cm" svg:x="15.321cm" svg:y="17.919cm">
          <draw:image xlink:href="../../../../Applications/LibreOffice.app/Contents/MacOS/../share/gallery/txtshapes/Rectangle06-Striped-Blue.svg" xlink:type="simple" xlink:show="embed" xlink:actuate="onLoad">
            <text:p text:style-name="P3"><text:span text:style-name="T1">NODE 1</text:span></text:p>
          </draw:image>
          <draw:image xlink:href="Pictures/100002010000010300000094226421F3.png" xlink:type="simple" xlink:show="embed" xlink:actuate="onLoad"/>
        </draw:frame>
        <draw:frame draw:style-name="gr4" draw:text-style-name="P1" draw:layer="layout" svg:width="3.978cm" svg:height="3.188cm" svg:x="9.933cm" svg:y="16.664cm">
          <draw:image xlink:href="../../../../Applications/LibreOffice.app/Contents/MacOS/../share/gallery/symbols/House.svg" xlink:type="simple" xlink:show="embed" xlink:actuate="onLoad">
            <text:p/>
          </draw:image>
          <draw:image xlink:href="Pictures/10000201000000AB000000898F0D2AE2.png" xlink:type="simple" xlink:show="embed" xlink:actuate="onLoad"/>
        </draw:frame>
        <draw:frame draw:style-name="gr3" draw:text-style-name="P1" draw:layer="layout" svg:width="1.391cm" svg:height="3.048cm" draw:transform="rotate (1.5707963267949) translate (1.221cm 10.268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frame draw:style-name="gr2" draw:text-style-name="P3" xml:id="id11" draw:id="id11" draw:layer="layout" svg:width="3.056cm" svg:height="1.524cm" svg:x="3.261cm" svg:y="8.889cm">
          <draw:image xlink:href="../../../../Applications/LibreOffice.app/Contents/MacOS/../share/gallery/txtshapes/Rectangle06-Striped-Blue.svg" xlink:type="simple" xlink:show="embed" xlink:actuate="onLoad">
            <text:p text:style-name="P3"><text:span text:style-name="T1">NODE 2</text:span></text:p>
          </draw:image>
          <draw:image xlink:href="Pictures/100002010000010300000094226421F3.png" xlink:type="simple" xlink:show="embed" xlink:actuate="onLoad"/>
        </draw:frame>
        <draw:frame draw:style-name="gr4" draw:text-style-name="P1" draw:layer="layout" svg:width="3.978cm" svg:height="3.188cm" svg:x="1.65cm" svg:y="5.543cm">
          <draw:image xlink:href="../../../../Applications/LibreOffice.app/Contents/MacOS/../share/gallery/symbols/House.svg" xlink:type="simple" xlink:show="embed" xlink:actuate="onLoad">
            <text:p/>
          </draw:image>
          <draw:image xlink:href="Pictures/10000201000000AB000000898F0D2AE2.png" xlink:type="simple" xlink:show="embed" xlink:actuate="onLoad"/>
        </draw:frame>
        <draw:frame draw:style-name="gr3" draw:text-style-name="P1" xml:id="id10" draw:id="id10" draw:layer="layout" svg:width="1.391cm" svg:height="3.048cm" draw:transform="rotate (1.5707963267949) translate (23.808cm 10.471cm)">
          <draw:image xlink:href="../../../../Applications/LibreOffice.app/Contents/MacOS/../share/gallery/computers/Server.png" xlink:type="simple" xlink:show="embed" xlink:actuate="onLoad">
            <text:p/>
          </draw:image>
        </draw:frame>
        <draw:frame draw:style-name="gr2" draw:text-style-name="P3" draw:layer="layout" svg:width="3.056cm" svg:height="1.524cm" svg:x="25.848cm" svg:y="9.092cm">
          <draw:image xlink:href="../../../../Applications/LibreOffice.app/Contents/MacOS/../share/gallery/txtshapes/Rectangle06-Striped-Blue.svg" xlink:type="simple" xlink:show="embed" xlink:actuate="onLoad">
            <text:p text:style-name="P3"><text:span text:style-name="T1">NODE 3</text:span></text:p>
          </draw:image>
          <draw:image xlink:href="Pictures/100002010000010300000094226421F3.png" xlink:type="simple" xlink:show="embed" xlink:actuate="onLoad"/>
        </draw:frame>
        <draw:frame draw:style-name="gr4" draw:text-style-name="P1" draw:layer="layout" svg:width="3.978cm" svg:height="3.188cm" svg:x="24.237cm" svg:y="5.746cm">
          <draw:image xlink:href="../../../../Applications/LibreOffice.app/Contents/MacOS/../share/gallery/symbols/House.svg" xlink:type="simple" xlink:show="embed" xlink:actuate="onLoad">
            <text:p/>
          </draw:image>
          <draw:image xlink:href="Pictures/10000201000000AB000000898F0D2AE2.png" xlink:type="simple" xlink:show="embed" xlink:actuate="onLoad"/>
        </draw:frame>
        <draw:frame draw:style-name="gr4" draw:text-style-name="P1" xml:id="id12" draw:id="id12" draw:layer="layout" svg:width="3.269cm" svg:height="3.556cm" svg:x="13.173cm" svg:y="1.127cm">
          <draw:image xlink:href="../../../../Applications/LibreOffice.app/Contents/MacOS/../share/gallery/people/Computer-User-Male2.png" xlink:type="simple" xlink:show="embed" xlink:actuate="onLoad">
            <text:p/>
          </draw:image>
        </draw:frame>
        <draw:connector draw:style-name="gr5" draw:text-style-name="P1" draw:layer="layout" draw:type="lines" svg:x1="16.891cm" svg:y1="11.74cm" svg:x2="23.808cm" svg:y2="9.776cm" draw:start-shape="id8" draw:start-glue-point="2" draw:end-shape="id10" svg:d="M16891 11740h500l5917-1964h500" svg:viewBox="0 0 6918 1965">
          <text:p/>
        </draw:connector>
        <draw:connector draw:style-name="gr5" draw:text-style-name="P1" draw:layer="layout" draw:type="lines" svg:x1="12.573cm" svg:y1="11.74cm" svg:x2="6.317cm" svg:y2="9.651cm" draw:start-shape="id8" draw:start-glue-point="0" draw:end-shape="id11" svg:d="M12573 11740h-500l-5256-2089h-500" svg:viewBox="0 0 6257 2090">
          <text:p/>
        </draw:connector>
        <draw:connector draw:style-name="gr7" draw:text-style-name="P1" draw:layer="layout" draw:type="line" svg:x1="14.807cm" svg:y1="4.683cm" svg:x2="14.732cm" svg:y2="10.754cm" draw:start-shape="id12" draw:start-glue-point="2" draw:end-shape="id8" svg:d="M14807 4683l-75 6071" svg:viewBox="0 0 76 6072">
          <text:p/>
        </draw:connector>
        <draw:frame draw:style-name="gr2" draw:text-style-name="P3" draw:layer="layout" svg:width="6.858cm" svg:height="3.937cm" svg:x="16.24cm" svg:y="1.127cm">
          <draw:image xlink:href="../../../../Applications/LibreOffice.app/Contents/MacOS/../share/gallery/txtshapes/Rectangle06-Striped-Blue.svg" xlink:type="simple" xlink:show="embed" xlink:actuate="onLoad">
            <text:p text:style-name="P3"><text:span text:style-name="T1">PARKS </text:span></text:p>
            <text:p text:style-name="P3"><text:span text:style-name="T1">ADMINISTRATOR</text:span></text:p>
          </draw:image>
          <draw:image xlink:href="Pictures/100002010000010300000094226421F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5T11:20:33.185667000</meta:creation-date>
    <dc:date>2014-04-05T11:51:00.400877000</dc:date>
    <meta:editing-duration>PT15M11S</meta:editing-duration>
    <meta:editing-cycles>2</meta:editing-cycles>
    <meta:generator>LibreOffice/4.2.1.1$MacOSX_X86_64 LibreOffice_project/d7dbbd7842e6a58b0f521599204e827654e1fb8b</meta:generator>
    <meta:document-statistic meta:object-count="34"/>
  </office:meta>
</office:document-meta>
</file>